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18/09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TECNOLOGIA E INVERSIONES AGROPECUARIAS S.R.L.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TECNOLOGIA E INVERCIONES AGROPECUARIAS S.A.C.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TRU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21/09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MEDINA ALCANTARA, SAUL ISMAEL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>SANDOVAL IBERICO FELIX ARTURO</text:p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6</text:p>
          </table:table-cell>
        </table:table-row>
        <table:table-row>
          <table:table-cell table:style-name="Tabla1.A2" office:value-type="float" office:value="0">
            <text:p text:style-name="P7">GALLINAS BB</text:p>
          </table:table-cell>
          <table:table-cell table:style-name="Tabla1.B2" office:value-type="string">
            <text:p text:style-name="P9">Cant.Cajas: <text:span text:style-name="T11">6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0908815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352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14:50 P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16:00 P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20T22:45:49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